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54647" officeooo:paragraph-rsid="00154647"/>
    </style:style>
    <style:style style:name="P2" style:family="paragraph" style:parent-style-name="Arabic">
      <style:text-properties officeooo:rsid="00154647" officeooo:paragraph-rsid="0016ec5d"/>
    </style:style>
    <style:style style:name="T1" style:family="text">
      <style:text-properties officeooo:rsid="00176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دٗوْلَ مْبِلِ زِلِوَانَ</text:p>
      <text:p text:style-name="P2">شِكُوٖ نَاسِمْبَ مْبَوَانَ</text:p>
      <text:p text:style-name="P2">كَمَتٖزٗ كُشِنْدَان<text:span text:style-name="T1">َ</text:span></text:p>
      <text:p text:style-name="P2">مْتانَ نَلَيْلِيَ</text:p>
      <text:p text:style-name="P1"/>
      <text:p text:style-name="P2">زِكِتِمُ سِكُ تَاتُ</text:p>
      <text:p text:style-name="P2">شِكُوٖ كَتَكَ وَاتُ</text:p>
      <text:p text:style-name="P2">كُتُكُوَ چَاكٖ كِتُ</text:p>
      <text:p text:style-name="P2">نْغُوبٖ كَيْ نُنُلِيَ</text:p>
      <text:p text:style-name="P1"/>
      <text:p text:style-name="P2">كَتِيَ نْڠُوْبٖ نْدِيَانِ</text:p>
      <text:p text:style-name="P2">مٖمَ اَسِيُ لَحَانِ</text:p>
      <text:p text:style-name="P2">سِمْبَ شِيْ كَبَئِينِ</text:p>
      <text:p text:style-name="P2">مْپَانِ نْڠُوبٖ مْمُي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7:07:39.326040271</meta:creation-date>
    <meta:editing-duration>PT2M25S</meta:editing-duration>
    <meta:editing-cycles>6</meta:editing-cycles>
    <meta:generator>LibreOffice/4.2.4.2$Linux_X86_64 LibreOffice_project/420m0$Build-2</meta:generator>
    <dc:title>andika</dc:title>
    <meta:initial-creator>Kevin Donnelly</meta:initial-creator>
    <dc:date>2014-08-27T15:52:18.321260358</dc:date>
    <meta:document-statistic meta:table-count="0" meta:image-count="0" meta:object-count="0" meta:page-count="1" meta:paragraph-count="12" meta:word-count="34" meta:character-count="144" meta:non-whitespace-character-count="122"/>
    <meta:template xlink:type="simple" xlink:actuate="onRequest" xlink:title="andika" xlink:href="../../../../../data/libreoffice/templates/andika.ott" meta:date="2014-08-06T17:07:39.028251499"/>
  </office:meta>
</office:document-meta>
</file>